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68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locat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table:style-name="Default" office:value-type="string" calcext:value-type="string">
            <text:p>Kalbsfrikassee mit jungen Erbsen, Kapern und Re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office:value-type="float" office:value="5.9" calcext:value-type="float">
            <text:p>5.9</text:p>
          </table:table-cell>
          <table:table-cell/>
          <table:table-cell table:style-name="Default" office:value-type="string" calcext:value-type="string">
            <text:p>Blattsalate mit geräucherten Putenbruststreifen, Kürbiskernen und getrockneten Toma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Vegan</text:p>
          </table:table-cell>
          <table:table-cell table:style-name="Default" office:value-type="string" calcext:value-type="string">
            <text:p>Süßkartoffelsalat im Glas mit Kichererbsen, Sultaninen, Datteln, Petersilie und Sanddorn-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office:value-type="float" office:value="5.9" calcext:value-type="float">
            <text:p>5.9</text:p>
          </table:table-cell>
          <table:table-cell/>
          <table:table-cell table:style-name="Default" office:value-type="string" calcext:value-type="string">
            <text:p>Pasta mit Buttermilchsoße und Lachsfil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Vegetarian,Vegan</text:p>
          </table:table-cell>
          <table:table-cell table:style-name="Default" office:value-type="string" calcext:value-type="string">
            <text:p>Gebratener Spargel mit Minz-Gnocchi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Default" office:value-type="string" calcext:value-type="string">
            <text:p>Frankfurter Kalbsragout mit Salzkartoffeln und Blumenkoh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Vegetarian</text:p>
          </table:table-cell>
          <table:table-cell table:style-name="Default" office:value-type="string" calcext:value-type="string">
            <text:p>Indische Gemüsepfanne mit Kichererbsenpüre und Joguhrt-Minz-D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an,Vegetarian</text:p>
          </table:table-cell>
          <table:table-cell table:style-name="Default" office:value-type="string" calcext:value-type="string">
            <text:p>Blumenkohl-Suppe mit gerösteten Haferflocken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sh</text:p>
          </table:table-cell>
          <table:table-cell table:style-name="Default" office:value-type="string" calcext:value-type="string">
            <text:p>Kartoffelmöhrensuppe a la Greque mit Wurst &amp; 1 Brötc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9" calcext:value-type="float">
            <text:p>5.9</text:p>
          </table:table-cell>
          <table:table-cell/>
          <table:table-cell table:style-name="Default" office:value-type="string" calcext:value-type="string">
            <text:p>Hühnerbrust "Fromage", Nudeln, Paprika Rahmsau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9" calcext:value-type="float">
            <text:p>5.9</text:p>
          </table:table-cell>
          <table:table-cell/>
          <table:table-cell table:style-name="Default" office:value-type="string" calcext:value-type="string">
            <text:p>Lasagne Bolognese, Napolisauce, Sal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Default" office:value-type="string" calcext:value-type="string">
            <text:p>Gefüllte Paprika Indische Art, Salat, Paprika Rahmsauce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4.7" calcext:value-type="float">
            <text:p>4.7</text:p>
          </table:table-cell>
          <table:table-cell/>
          <table:table-cell table:style-name="Default" office:value-type="string" calcext:value-type="string">
            <text:p>Schnippelbohnen Eintopf mit Rindfleisch, Kartoffeln, Crème fraiche und frischer Petersil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4.4" calcext:value-type="float">
            <text:p>4.4</text:p>
          </table:table-cell>
          <table:table-cell/>
          <table:table-cell table:style-name="Default" office:value-type="string" calcext:value-type="string">
            <text:p>Asiatische Hühnersuppe mit Glasnudeln, Brokkoli, Zucchini, Paprika, Möhren, Kokosmilch, Chili und frischem Kori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Default" office:value-type="string" calcext:value-type="string">
            <text:p>"Löwensenf" Crème mit Lachsstreifen, Crème fraiche und frischem D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Vegetarian</text:p>
          </table:table-cell>
          <table:table-cell table:style-name="Default" office:value-type="string" calcext:value-type="string">
            <text:p>Gemüseeintopf mit Kartoffeln, Zucchini, Blumenkohl, Möhren, Kohlrabi, einem hausgemachten Kräuterquarkdip und frischem Schnittlau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string" calcext:value-type="string">
            <text:p>3.90/4.25</text:p>
          </table:table-cell>
          <table:table-cell office:value-type="string" calcext:value-type="string">
            <text:p>Vegetarian</text:p>
          </table:table-cell>
          <table:table-cell table:style-name="Default" office:value-type="string" calcext:value-type="string">
            <text:p>Kartoffelcrème mit Sahne und frischer Petersilie, auf Wunsch mit Würstc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Vegetarian</text:p>
          </table:table-cell>
          <table:table-cell table:style-name="Default" office:value-type="string" calcext:value-type="string">
            <text:p>Tomaten - Paprikacrème mit Spätzle, Sahne und frischer Petersil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Vegetarian</text:p>
          </table:table-cell>
          <table:table-cell table:style-name="Default" office:value-type="string" calcext:value-type="string">
            <text:p>Rote Bete - Ingwercrème mit Sahne und frischem Schnittlau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Vegetarian</text:p>
          </table:table-cell>
          <table:table-cell table:style-name="Default" office:value-type="string" calcext:value-type="string">
            <text:p>"Okraschka" kalte Gurkensuppe mit Kartoffeln, Buttermilch, Radieschen und frischem Dill, auf Wunsch mit gekochtem Ei und Kochschinkenstreifen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Vegetarian</text:p>
          </table:table-cell>
          <table:table-cell table:style-name="Default" office:value-type="string" calcext:value-type="string">
            <text:p>Indische Gemüsepfanne mit Kichererbsenpüre und Joguhrt-Minz-D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an,Vegetarian</text:p>
          </table:table-cell>
          <table:table-cell table:style-name="Default" office:value-type="string" calcext:value-type="string">
            <text:p>Blumenkohl-Suppe mit gerösteten Haferflock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5.2017</text:p>
          </table:table-cell>
          <table:table-cell table:style-name="Default" office:value-type="string" calcext:value-type="string">
            <text:p>Alexanderplatz</text:p>
          </table:table-cell>
          <table:table-cell office:value-type="string" calcext:value-type="string">
            <text:p>Suppen C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an,Vegetarian</text:p>
          </table:table-cell>
          <table:table-cell table:style-name="Default" office:value-type="string" calcext:value-type="string">
            <text:p>Blumenkohl-Suppe mit gerösteten Haferflocken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Rippchen mit Pflaumensauce, Sesam-Öl, jungen Zwiebeln und Dampfnud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Gemüseragout mit Champignons und Erbsen, dazu Kräutertasc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Rotes Curry vom Huhn mit Paprika und Zucchini, dazu Re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morter Quinoa mit Olive, Tomate und Senf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Süßkartoffelsalat im Glas mit Kichererbsen, Sultaninen, Datteln, Petersilie und Sanddorn-Dressing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erliner Schmortopf mit Rindfleisch und Wurzegemü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table:style-name="Default" office:value-type="string" calcext:value-type="string">
            <text:p>Erdnuss-Mango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io-Spinatsuppe mit Gnocch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Rinderroulade mit Speck und Gurke auf Rahmwirsing, dazu Kartoffelpü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Orecchiette mit Rucola, Schafskäse und Sonnenblumenkern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Rotes Curry vom Huhn mit Paprika und Zucchini, dazu Re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morter Quinoa mit Olive, Tomate und Senf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Süßkartoffelsalat im Glas mit Kichererbsen, Sultaninen, Datteln, Petersilie und Sanddorn-Dressing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erliner Schmortopf mit Rindfleisch und Wurzegemü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table:style-name="Default" office:value-type="string" calcext:value-type="string">
            <text:p>Erdnuss-Mango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io-Spinatsuppe mit Gnocch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Krautfleckerl mit Spitzkohl, Nudelblättern und Hackfleisch Topp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table:style-name="Default" office:value-type="string" calcext:value-type="string">
            <text:p>Gebratener Reis mit Räuchertofu, Senfkohl und Sojasau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Rotes Curry vom Huhn mit Paprika und Zucchini, dazu Re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morter Quinoa mit Olive, Tomate und Senf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Süßkartoffelsalat im Glas mit Kichererbsen, Sultaninen, Datteln, Petersilie und Sanddorn-Dressing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erliner Schmortopf mit Rindfleisch und Wurzegemü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table:style-name="Default" office:value-type="string" calcext:value-type="string">
            <text:p>Erdnuss-Mango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io-Spinatsuppe mit Gnocch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erliner Senfei mit Speck, dazu Kartoffelpü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Kokos – Spinat auf Pappardelle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Rotes Curry vom Huhn mit Paprika und Zucchini, dazu Re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morter Quinoa mit Olive, Tomate und Senf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Süßkartoffelsalat im Glas mit Kichererbsen, Sultaninen, Datteln, Petersilie und Sanddorn-Dressing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erliner Schmortopf mit Rindfleisch und Wurzegemü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table:style-name="Default" office:value-type="string" calcext:value-type="string">
            <text:p>Erdnuss-Mango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io-Spinatsuppe mit Gnocch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Fischfilet, in der Eihülle gebacken, mit Tomatensauce und Spaghetti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Rote Zwiebel-Kartoffel-Tortilla mit Kräutersalat und rohe Tomatensauce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Rotes Curry vom Huhn mit Paprika und Zucchini, dazu Re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morter Quinoa mit Olive, Tomate und Senf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Süßkartoffelsalat im Glas mit Kichererbsen, Sultaninen, Datteln, Petersilie und Sanddorn-Dressing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erliner Schmortopf mit Rindfleisch und Wurzegemü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table:style-name="Default" office:value-type="string" calcext:value-type="string">
            <text:p>Erdnuss-Mango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io-Spinatsuppe mit Gnocch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netzeltes Züricher Art mit Champignons und Bandnud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lattsalat mit Speck, Ei, Croûtons und Kartoffel-Dressin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Graupensalat im Glas, mit Möhren, Sellerie, Zucchini, Koriander, Sultaninen und Currydressing mit Ingwer**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Scharfe Kichererbsensuppe mit Schweinefleis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Kürbis-Süßkartoffeltop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Vegane Fenchel-Tomaten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Putengeschnetzeltes in Bananen-Ingwer-Milch, dazu Karottenbulg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Brokkoli-Kartoffel-Gratin mit Kräuterqua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netzeltes Züricher Art mit Champignons und Bandnud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lattsalat mit Speck, Ei, Croûtons und Kartoffel-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Graupensalat im Glas, mit Möhren, Sellerie, Zucchini, Koriander, Sultaninen und Currydressing mit Ingwer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Scharfe Kichererbsensuppe mit Schweinefleis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Kürbis-Süßkartoffeltop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Vegane Fenchel-Tomaten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eamtenstippe mit Markerbsen, dazu Salzkartoff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Geschmorter Spitzkohl auf Risonudeln und Curryrahm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netzeltes Züricher Art mit Champignons und Bandnud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lattsalat mit Speck, Ei, Croûtons und Kartoffel-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Graupensalat im Glas, mit Möhren, Sellerie, Zucchini, Koriander, Sultaninen und Currydressing mit Ingwer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Scharfe Kichererbsensuppe mit Schweinefleis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Kürbis-Süßkartoffeltop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Vegane Fenchel-Tomaten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Versteckte Bolognese mit Hackfleisch gefüllte Teigtaschen in Tomatenrag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Gnocchi di Patate mit Pilzrahmsoße und Parmesan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netzeltes Züricher Art mit Champignons und Bandnud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lattsalat mit Speck, Ei, Croûtons und Kartoffel-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Graupensalat im Glas, mit Möhren, Sellerie, Zucchini, Koriander, Sultaninen und Currydressing mit Ingwer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Scharfe Kichererbsensuppe mit Schweinefleis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Kürbis-Süßkartoffeltop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Vegane Fenchel-Tomaten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Mageres Eisbeinfleisch mit Rübchen, Schnittlauch, Röstzwiebeln und Kartoffelpür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Asiatische Blumenkohlpfanne mit Basmatire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Geschnetzeltes Züricher Art mit Champignons und Bandnud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Blattsalat mit Speck, Ei, Croûtons und Kartoffel-Dr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Graupensalat im Glas, mit Möhren, Sellerie, Zucchini, Koriander, Sultaninen und Currydressing mit Ingwer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Scharfe Kichererbsensuppe mit Schweinefleis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Kürbis-Süßkartoffeltop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Vegane Fenchel-Tomatensup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 table:number-columns-repeated="2"/>
          <table:table-cell office:value-type="string" calcext:value-type="string">
            <text:p>Knusperfisch mit Kräutersauce und Kartoffelpü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Esswirtschaft</text:p>
          </table:table-cell>
          <table:table-cell/>
          <table:table-cell office:value-type="string" calcext:value-type="string">
            <text:p>Vegetarian</text:p>
          </table:table-cell>
          <table:table-cell office:value-type="string" calcext:value-type="string">
            <text:p>Nudelrisotto mit Erbsen und Schmelztomaten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garisches Bohnen-Rindfleisch Eintopf. Art &amp; 1 Brötc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Mit Chili &amp; Honig glasierte Entenkeule, grüne Bohnen, Kartoffel Klöße, Entenju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Kohlroulade Russische Art, Kartoffelpüree, Karottenrahmsau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Hackbällchen in cremige Tomatensauce zu Reis Pila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Kartoffeltaschen mit Frischkäse-Kräuterfüllung zu Ratatouille (vegetarisch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ili con Carne &amp; 1 Brötc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inderroulade in Del.sauce, Apfelrotkohl, Salzkartoff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nierte Hühnerbrusttasche mit Frischkäse-Kräuterfüllung, bunte Spireli, Gorgonzolasauce, Pariser Möhr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Lasagne „Bolognese“, cremige Tomatensauce, gemischter Sal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Kartoffel-Zucchini Rösti, bunte Gemüse, Karottensauce (vegetarisch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ühner-Gemüse-Chinanudeln Eintopf, &amp; 1 Brötc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nierte Schweineschnitzel XXL, Bratkartoffeln, Champignonrahmsau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wei Hühnerbrust Medaillons in Korn Flex Panade, Reis Pilaw &amp; Ratatou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Maultaschen mit Rinder gehacktem Füllung, zu Champignonrahmsau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nf Eier, Salzkartoffeln, Blumenkohl röschen &amp; Lauchröllchen (vegetarisch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mereintopf mit Kassler &amp; 1 Brötc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Fischröllchen Spieß mit Pesto auf bunte Gemüse, Bratkartoffeln, frische Kräuterrahmsau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Moussaka mit Rinder gehacktem Griechische Art, cremige Tomatensauce, Sal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Geschmorte Hähnchenkeule in Tomaten Sugo mit frische Rosmarin, Mandeln-Bulg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panische Kartoffel-Paprika-Tortilla, Salat, Sauce (vegetarisch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müse-Kochklopsen Eintopf a la Geque &amp; 1 Brötc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Grillteller: Schweinefilet-Cevapcici-Hähnchenbrust, Kartoffelspalten, zerlassene Kräuterbutter, Sal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Hühnerbrust Tandori, Jasmin Reis,Sal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Tortiglioni „Carbonara“, Parmesan Kä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6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Sonnensche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chupfnudeln mit getrocknete Tomaten, Frische Basilikum, Salat (vegetarisch)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26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Default" office:value-type="string" calcext:value-type="string">
            <text:p>Schweinsroulade gefüllt mit Spinat und Hirtenkäse an Karotten-Staudensellerie dazu Kartoff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/>
          <table:table-cell table:style-name="Default" office:value-type="string" calcext:value-type="string">
            <text:p>Vollkornreispfanne mit Soja-Gemüse und Zucchini Re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Staudensellerie-Eintopf mit Apfel und Rote-Bete-Pes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Default" office:value-type="string" calcext:value-type="string">
            <text:p>Französiches Putenragout mit Gartengemüse und Bulg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/>
          <table:table-cell table:style-name="Default" office:value-type="string" calcext:value-type="string">
            <text:p>Gratin mit Pasta dazu Blumenkohl-Brokkoli Sauce und geriebener Kä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Default" office:value-type="string" calcext:value-type="string">
            <text:p>Berliner Erbsensuppe mit Wie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Default" office:value-type="string" calcext:value-type="string">
            <text:p>Geschmortes Zwiebelfleisch mit Bratkartoffeln und gemischtem Blattsal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/>
          <table:table-cell table:style-name="Default" office:value-type="string" calcext:value-type="string">
            <text:p>Spaghetti mit Pesto Rosso, Rucola und geriebenem Kä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Default" office:value-type="string" calcext:value-type="string">
            <text:p>Vegane Soljanka mit Räuchertofu und Karottenstreif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Default" office:value-type="string" calcext:value-type="string">
            <text:p>Welsfilet aus deutscher Zucht, Kräuterkartoffeln, Zitronenbutter und Schopska-Sal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/>
          <table:table-cell table:style-name="Default" office:value-type="string" calcext:value-type="string">
            <text:p>Nudel-Gratin mit Hirtenkäse, Oliven und frischen Kräutern dazu Tomatencou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Champignoncremesuppe mit gerösteten Kürbiskern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Default" office:value-type="string" calcext:value-type="string">
            <text:p>Gefüllte Putenbrust mit Brokkoli und Bratkartoffel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/>
          <table:table-cell table:style-name="Default" office:value-type="string" calcext:value-type="string">
            <text:p>Asiatische Reispfanne mit Tofu-Gemüse und Karotten-Alfelsal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5.2017</text:p>
          </table:table-cell>
          <table:table-cell table:style-name="Default"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Default" office:value-type="string" calcext:value-type="string">
            <text:p>Marktgemüse-Eintopf mit Rindfleisch und frischen Kräuter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13:53:32.503766532</dc:date>
    <meta:editing-duration>PT28M4S</meta:editing-duration>
    <meta:editing-cycles>6</meta:editing-cycles>
    <meta:generator>LibreOffice/5.1.6.2$Linux_X86_64 LibreOffice_project/10m0$Build-2</meta:generator>
    <meta:document-statistic meta:table-count="1" meta:cell-count="687" meta:object-count="0"/>
  </office:meta>
</office:document-meta>
</file>